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4f47c" officeooo:paragraph-rsid="0004f47c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Arial" officeooo:rsid="0004f47c" officeooo:paragraph-rsid="0004f47c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officeooo:rsid="0004f47c" officeooo:paragraph-rsid="0004f47c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4f47c" officeooo:paragraph-rsid="0004f47c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officeooo:rsid="000acf81" officeooo:paragraph-rsid="000acf81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067ad1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67ad1" officeooo:paragraph-rsid="00067ad1"/>
    </style:style>
    <style:style style:name="P8" style:family="paragraph" style:parent-style-name="Standard">
      <style:paragraph-properties fo:text-align="justify" style:justify-single-word="false"/>
      <style:text-properties officeooo:rsid="00067ad1" officeooo:paragraph-rsid="00067ad1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795cc" officeooo:paragraph-rsid="000795cc"/>
    </style:style>
    <style:style style:name="T1" style:family="text">
      <style:text-properties style:font-name="Hack"/>
    </style:style>
    <style:style style:name="T2" style:family="text">
      <style:text-properties style:font-name="Hack" fo:font-size="6pt" style:font-size-asian="6pt" style:font-size-complex="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04f47c" style:font-style-asian="normal" style:font-style-complex="normal"/>
    </style:style>
    <style:style style:name="T8" style:family="text">
      <style:text-properties style:font-name="Arial" fo:font-style="normal" officeooo:rsid="000795cc" style:font-style-asian="normal" style:font-style-complex="normal"/>
    </style:style>
    <style:style style:name="T9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" fo:font-style="normal" fo:font-weight="normal" officeooo:rsid="000795cc" style:font-style-asian="normal" style:font-weight-asian="normal" style:font-style-complex="normal" style:font-weight-complex="normal"/>
    </style:style>
    <style:style style:name="T12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DANIEL JUNIOR</text:p>
      <text:p text:style-name="P1">Turma JAVA2</text:p>
      <text:p text:style-name="P1">Data: 2020-01-04</text:p>
      <text:p text:style-name="P1">Tema: Associação e Composição</text:p>
      <text:p text:style-name="P1"/>
      <text:p text:style-name="P4">Associação x Composição x Agregração</text:p>
      <text:p text:style-name="P1"/>
      <text:list xml:id="list3717870810" text:style-name="L2">
        <text:list-item>
          <text:p text:style-name="P2"><text:span text:style-name="T5">Associação - </text:span>Definimos por <text:span text:style-name="T3">associação</text:span><text:span text:style-name="T4"> a relação entre dois objetos, quando pensamos em design de aplicações por meio da orientação a objetos.</text:span></text:p>
          <text:list>
            <text:list-item>
              <text:p text:style-name="P2"><text:span text:style-name="T4">Esta relação é representada, em UML, de duas maneiras:</text:span></text:p>
              <text:list>
                <text:list-item>
                  <text:p text:style-name="P6"><text:span text:style-name="T7">De forma específica: um</text:span><text:span text:style-name="T8">a linha</text:span><text:span text:style-name="T7"> contínu</text:span><text:span text:style-name="T8">a</text:span><text:span text:style-name="T7"> e sem pontas.</text:span></text:p>
                </text:list-item>
                <text:list-item>
                  <text:p text:style-name="P6"><text:span text:style-name="T7">De forma genérica: um </text:span><text:span text:style-name="T8">linha</text:span><text:span text:style-name="T7"> contínu</text:span><text:span text:style-name="T8">a</text:span><text:span text:style-name="T7">, tendo em uma das extremidades uma seta triangular, fechada e oca (ou vazia).</text:span></text:p>
                </text:list-item>
              </text:list>
            </text:list-item>
            <text:list-item>
              <text:p text:style-name="P7"><text:span text:style-name="T6">Há duas formas particulares de associação entre objetos que representam uma ligação mais estreita entre </text:span><text:span text:style-name="T8">os participantes</text:span><text:span text:style-name="T6">, estas são:</text:span></text:p>
              <text:list>
                <text:list-item>
                  <text:p text:style-name="P7"><text:span text:style-name="T6">Agregação</text:span></text:p>
                </text:list-item>
                <text:list-item>
                  <text:p text:style-name="P7"><text:span text:style-name="T6">Composição</text:span></text:p>
                </text:list-item>
              </text:list>
            </text:list-item>
          </text:list>
        </text:list-item>
        <text:list-item>
          <text:p text:style-name="P7"><text:span text:style-name="T9">Agregração</text:span><text:span text:style-name="T10"> – </text:span><text:span text:style-name="T11">É uma relação que implica dependência fraca. É também geralmente definida como uma relação em que as entidades vivem de forma independente e sua existência não depende da relação das partes.</text:span></text:p>
          <text:list>
            <text:list-item>
              <text:p text:style-name="P9"><text:span text:style-name="T10">Exemplo: Uma universidade e seus alunos e funcionários. Os indivíduos são associados à uma entidade, mas sua existência independe da relação com a instituição e vice-versa. Em outras palavras, removendo a associação as entidades continuam a existir.</text:span></text:p>
            </text:list-item>
            <text:list-item>
              <text:p text:style-name="P9"><text:span text:style-name="T10">É representada em UML por uma linha contínua, tendo em uma de suas extremidades uma seta em forma de losango oco/vazio. A seta toca o elemento </text:span><text:span text:style-name="T12">contentor</text:span><text:span text:style-name="T10"> enquanto a outra extremidade (em forma de linha) toca o elemento </text:span><text:span text:style-name="T12">contido</text:span><text:span text:style-name="T10">.</text:span></text:p>
            </text:list-item>
            <text:list-item>
              <text:p text:style-name="P9"><text:span text:style-name="T10">Vulgarmente dito que implica uma relação de “A </text:span><text:span text:style-name="T12">possui </text:span><text:span text:style-name="T10">B” ou “A </text:span><text:span text:style-name="T12">tem </text:span><text:span text:style-name="T10">B”.</text:span></text:p>
            </text:list-item>
          </text:list>
        </text:list-item>
        <text:list-item>
          <text:p text:style-name="P7"><text:span text:style-name="T6"><text:line-break/></text:span></text:p>
        </text:list-item>
      </text:list>
      <text:p text:style-name="P8"><text:span text:style-name="T6"/></text:p>
      <text:p text:style-name="P1">Fontes:</text:p>
      <text:list xml:id="list770354239" text:style-name="L1">
        <text:list-item>
          <text:p text:style-name="P3">Java revisited (blog) <text:a xlink:type="simple" xlink:href="https://javarevisited.blogspot.com/2014/02/ifference-between-association-vs-composition-vs-aggregation.html" text:style-name="Internet_20_link" text:visited-style-name="Visited_20_Internet_20_Link"><text:span text:style-name="T2">https://javarevisited.blogspot.com/2014/02/ifference-between-association-vs-composition-vs-aggregation.html</text:span></text:a><text:span text:style-name="T2"> </text:span></text:p>
        </text:list-item>
        <text:list-item>
          <text:p text:style-name="P5">Visual Paradigm (site oficial) <text:a xlink:type="simple" xlink:href="https://www.visual-paradigm.com/guide/uml-unified-modeling-language/uml-aggregation-vs-composition/#:~:text=In%20both%20aggregation%20and%20composition,exist%20independently%20of%20the%20parent.&amp;text=Composition%20implies%20a%20relationship%20where,exist%20independent%20of%20the%20parent" text:style-name="Internet_20_link" text:visited-style-name="Visited_20_Internet_20_Link"><text:span text:style-name="T2">https://www.visual-paradigm.com/guide/uml-unified-modeling-language/uml-aggregation-vs-composition/#:~:text=In%20both%20aggregation%20and%20composition,exist%20independently%20of%20the%20parent.&amp;text=Composition%20implies%20a%20relationship%20where,exist%20independent%20of%20the%20parent</text:span></text:a><text:span text:style-name="T2">.</text:span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9:29:08.462652439</meta:creation-date>
    <dc:date>2021-01-04T10:03:50.149438972</dc:date>
    <meta:editing-duration>PT9M21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243" meta:character-count="1848" meta:non-whitespace-character-count="1636"/>
  </office:meta>
</office:document-meta>
</file>